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!DOCTYPE html&gt;</text:p>
      <text:p text:style-name="P1">&lt;html&gt;</text:p>
      <text:p text:style-name="P1">&lt;head&gt;</text:p>
      <text:p text:style-name="P1">&lt;title&gt; CSCI 6314 Lab 1 by Ulvi Bajarani&lt;/title&gt;</text:p>
      <text:p text:style-name="P1">&lt;script&gt;</text:p>
      <text:p text:style-name="P1">function RollCalculator()</text:p>
      <text:p text:style-name="P1">{</text:p>
      <text:p text:style-name="P1">let money = prompt("Enter amount of dollars to change (whole number only)"); // The Prompt Window for the inputs.</text:p>
      <text:p text:style-name="P1"/>
      <text:p text:style-name="P1">MoneyAmount = parseInt(money); // Parsing the money from the prompt</text:p>
      <text:p text:style-name="P1">let quarters = parseInt(MoneyAmount/5); // Computing the number of quarter rolls. Reminder that we use parseInt to avoid floating, which is by default in the JavaScript</text:p>
      <text:p text:style-name="P1">dimesAmount = MoneyAmount % 10; // Remaining money after quarter rolls prepared</text:p>
      <text:p text:style-name="P1">let dimes = parseInt(dimesAmount/5); // Computing the number of dime rolls.</text:p>
      <text:p text:style-name="P1">nickelsAmount = dimesAmount % 5; <text:s/>// Remaining money after dimes rolls prepared</text:p>
      <text:p text:style-name="P1">let nickels = parseInt(nickelsAmount/2); // Computing the number of nickel rolls.</text:p>
      <text:p text:style-name="P1">penniesAmount = nickelsAmount % 2; <text:s/>// Remaining money after nickels rolls prepared</text:p>
      <text:p text:style-name="P1">let pennies = parseInt(penniesAmount/0.5); // Computing the number of penny rolls.</text:p>
      <text:p text:style-name="P1">alert("The Amount Entered: $" + MoneyAmount + "\nQuarter Rolls: " + quarters + "\nDime Rolls: " + dimes + "\nNickel Rolls: " + nickels + "\nPenny Rolls: " + pennies); // The pop-up window</text:p>
      <text:p text:style-name="P1">}</text:p>
      <text:p text:style-name="P1"/>
      <text:p text:style-name="P1">&lt;/script&gt;</text:p>
      <text:p text:style-name="P1">&lt;/head&gt;</text:p>
      <text:p text:style-name="P1">&lt;body onload="RollCalculator()"&gt;</text:p>
      <text:p text:style-name="P1">&lt;/body&gt;</text:p>
      <text:p text:style-name="P1">&lt;/html&gt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8.159cm" fo:page-height="27.04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31T22:20:13.413000000</dc:date>
    <meta:editing-duration>PT3M51S</meta:editing-duration>
    <meta:editing-cycles>6</meta:editing-cycles>
    <meta:document-statistic meta:table-count="0" meta:image-count="0" meta:object-count="0" meta:page-count="1" meta:paragraph-count="23" meta:word-count="181" meta:character-count="1186" meta:non-whitespace-character-count="1026"/>
  </office:meta>
</office:document-meta>
</file>